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e32f" officeooo:paragraph-rsid="0011e32f" style:font-size-asian="12.25pt" style:font-size-complex="14pt"/>
    </style:style>
    <style:style style:name="P2" style:family="paragraph" style:parent-style-name="Standard">
      <style:text-properties fo:font-size="14pt" officeooo:rsid="0013efc5" officeooo:paragraph-rsid="0013efc5" style:font-size-asian="12.25pt" style:font-size-complex="14pt"/>
    </style:style>
    <style:style style:name="P3" style:family="paragraph" style:parent-style-name="Standard">
      <style:text-properties fo:font-size="14pt" officeooo:rsid="001c1caf" officeooo:paragraph-rsid="001c1caf" style:font-size-asian="12.25pt" style:font-size-complex="14pt"/>
    </style:style>
    <style:style style:name="T1" style:family="text">
      <style:text-properties officeooo:rsid="0018927e"/>
    </style:style>
    <style:style style:name="T2" style:family="text">
      <style:text-properties officeooo:rsid="001a7e7c"/>
    </style:style>
    <style:style style:name="T3" style:family="text">
      <style:text-properties officeooo:rsid="001d9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ant: liberalisme</text:p>
      <text:p text:style-name="P1">Rousseau: Etatiste</text:p>
      <text:p text:style-name="P1"/>
      <text:p text:style-name="P1">Que/comment constant critique-t-il rousseau ?</text:p>
      <text:p text:style-name="P2">Constant pense que <text:span text:style-name="T1">a tord de penser que</text:span> <text:span text:style-name="T1">l’assentiment de la majorité suffit a légitimer ses actes</text:span>. <text:span text:style-name="T1">Il explique comment c</text:span><text:span text:style-name="T2">ette penser a impacté le contrat social de rousseau.</text:span></text:p>
      <text:p text:style-name="P2"/>
      <text:p text:style-name="P1">Que propose-t-il ?</text:p>
      <text:p text:style-name="P3">Le corps social ne peut nuire ni à l’ensemble de ses members, ni à chacun d’eux en particulie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0:34:58.793890768</meta:creation-date>
    <meta:generator>LibreOffice/7.5.1.2$Linux_X86_64 LibreOffice_project/50$Build-2</meta:generator>
    <dc:date>2023-04-28T11:37:28.211671392</dc:date>
    <meta:editing-duration>PT1H2M25S</meta:editing-duration>
    <meta:editing-cycles>11</meta:editing-cycles>
    <meta:document-statistic meta:table-count="0" meta:image-count="0" meta:object-count="0" meta:page-count="1" meta:paragraph-count="6" meta:word-count="59" meta:character-count="369" meta:non-whitespace-character-count="316"/>
  </office:meta>
</office:document-meta>
</file>